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56685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0" style:family="paragraph" style:parent-style-name="Table_20_Contents">
      <style:text-properties officeooo:paragraph-rsid="00256685"/>
    </style:style>
    <style:style style:name="P11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2" style:family="paragraph" style:parent-style-name="Standard">
      <style:text-properties officeooo:paragraph-rsid="0039fa7f"/>
    </style:style>
    <style:style style:name="P13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9fa7f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9fa7f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9467e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2f57a" officeooo:paragraph-rsid="0039467e" fo:background-color="#ffffff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362d9c" officeooo:paragraph-rsid="0039fa7f"/>
    </style:style>
    <style:style style:name="P19" style:family="paragraph" style:parent-style-name="Table_20_Contents">
      <style:paragraph-properties fo:text-align="center" style:justify-single-word="false"/>
      <style:text-properties officeooo:rsid="0042f57a" officeooo:paragraph-rsid="0039fa7f" fo:background-color="#ffffff"/>
    </style:style>
    <style:style style:name="P20" style:family="paragraph" style:parent-style-name="Table_20_Contents">
      <style:paragraph-properties fo:text-align="center" style:justify-single-word="false"/>
      <style:text-properties officeooo:rsid="0042f57a" officeooo:paragraph-rsid="0039467e" fo:background-color="#ffffff"/>
    </style:style>
    <style:style style:name="P21" style:family="paragraph" style:parent-style-name="Table_20_Contents">
      <style:paragraph-properties fo:text-align="center" style:justify-single-word="false"/>
      <style:text-properties officeooo:paragraph-rsid="0039fa7f"/>
    </style:style>
    <style:style style:name="P22" style:family="paragraph" style:parent-style-name="Table_20_Contents">
      <style:paragraph-properties fo:text-align="center" style:justify-single-word="false"/>
      <style:text-properties officeooo:paragraph-rsid="0039467e"/>
    </style:style>
    <style:style style:name="P23" style:family="paragraph" style:parent-style-name="Table_20_Contents">
      <style:text-properties officeooo:paragraph-rsid="0039fa7f"/>
    </style:style>
    <style:style style:name="P24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25" style:family="paragraph" style:parent-style-name="Table_20_Contents">
      <style:text-properties officeooo:paragraph-rsid="0039467e"/>
    </style:style>
    <style:style style:name="P26" style:family="paragraph" style:parent-style-name="Table_20_Contents">
      <style:text-properties style:font-name="FreeMono" fo:font-size="9pt" style:font-size-asian="9pt" style:font-size-complex="9pt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9fa7f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9467e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9fa7f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9467e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0c2e18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officeooo:rsid="004c5858"/>
    </style:style>
    <style:style style:name="T19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8"/>
      <text:p text:style-name="P8"/>
      <text:p text:style-name="P8"/>
      <text:p text:style-name="P8">Declaração De Matrícula</text:p>
      <text:p text:style-name="P7"/>
      <text:p text:style-name="P11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4"/>
      <text:p text:style-name="P1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5">Est</text:span><text:span text:style-name="T3">a declaração</text:span><text:span text:style-name="T5"> </text:span><text:span text:style-name="T4">serve como comprovativo </text:span><text:span text:style-name="T10">para </text:span><text:span text:style-name="T6">efeitos</text:span><text:span text:style-name="T10"> de </text:span><text:span text:style-name="T6">Abono de Família</text:span><text:span text:style-name="T10">.</text:span><text:text-input text:description="[#elseif serviceRequest.documentPurposeTypeInstance.code == &quot;ADSE_ADM_SAD_SSMJ&quot;]">[#elseif serviceRequest.documentPurposeTypeInstance.code == "ADSE_ADM_SAD_SSMJ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</text:span><text:span text:style-name="T7">ADSE/</text:span><text:span text:style-name="T6">ADM/SAD/SSMJ</text:span><text:span text:style-name="T10">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</text:span><text:span text:style-name="T8">pedido de</text:span><text:span text:style-name="T10"> bolsa de estudo.</text:span><text:text-input text:description="[#elseif serviceRequest.documentPurposeTypeInstance.code == &quot;MILITARY&quot;]">[#elseif serviceRequest.documentPurposeTypeInstance.code == "MILITARY"]</text:text-input><text:span text:style-name="T5">Est</text:span><text:span text:style-name="T3">a declaração</text:span><text:span text:style-name="T5"> </text:span><text:span text:style-name="T4">serve como comprovativo </text:span><text:span text:style-name="T10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10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10">para </text:span><text:span text:style-name="T9">efeitos</text:span><text:span text:style-name="T10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10">para </text:span><text:span text:style-name="T6">efeitos</text:span><text:span text:style-name="T10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</text:span><text:span text:style-name="T6">acesso ao passe «sub23@superior.tp»</text:span><text:span text:style-name="T10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9"/>
      <text:p text:style-name="P10"><text:text-input text:description="[/#if]">[/#if]</text:text-input></text:p>
      <text:p text:style-name="P9"/>
      <text:p text:style-name="P9"><text:span text:style-name="T12">Faculdade de </text:span><text:span text:style-name="T2">Medicina Veterinária</text:span><text:span text:style-name="T12"> 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4">.</text:span></text:p>
      <text:p text:style-name="P13"/>
      <text:p text:style-name="P23"><text:soft-page-break/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O presente documento só é válido com assinatura e carimbo da instituição!</text:p>
            <text:p text:style-name="P15"><text:text-input text:description="[#if hasPricetag]">[#if hasPricetag]</text:text-input></text:p>
            <text:p text:style-name="P27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2.B1" office:value-type="string">
            <text:p text:style-name="P18"><text:span text:style-name="T18">Divisão</text:span> Académica,</text:p>
            <text:p text:style-name="P18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21"/>
          </table:table-cell>
        </table:table-row>
      </table:table>
      <text:p text:style-name="P23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5"><text:text-input text:description="[#if hasPricetag]">[#if hasPricetag]</text:text-input></text:p>
            <text:p text:style-name="P27"><text:span text:style-name="T15">Emolumento: </text:span><text:text-input text:description="${money.total(serviceRequestPrice)}">${money.total(serviceRequestPrice)}</text:text-input></text:p>
            <text:p text:style-name="P26"><text:text-input text:description="[/#if]">[/#if]</text:text-input></text:p>
          </table:table-cell>
          <table:table-cell table:style-name="Table5.A2" office:value-type="string">
            <text:p text:style-name="P19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21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3T18:47:54.366718576</dc:date>
    <meta:editing-duration>PT1H10M23S</meta:editing-duration>
    <meta:editing-cycles>38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1" meta:character-count="3377" meta:non-whitespace-character-count="3142"/>
  </office:meta>
</office:document-meta>
</file>